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in</text:p>
          </table:table-cell>
          <table:table-cell table:style-name="ce2" office:value-type="string" calcext:value-type="string">
            <text:p>number of pixels</text:p>
          </table:table-cell>
          <table:table-cell table:style-name="ce1" office:value-type="string" calcext:value-type="string">
            <text:p>cdf</text:p>
          </table:table-cell>
          <table:table-cell table:style-name="ce1" office:value-type="string" calcext:value-type="string">
            <text:p>h(v)</text:p>
          </table:table-cell>
          <table:table-cell table:style-name="ce2" office:value-type="string" calcext:value-type="string">
            <text:p>equalized value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255*[.C2]/64" office:value-type="float" office:value="3.984375" calcext:value-type="float">
            <text:p>3.984375</text:p>
          </table:table-cell>
          <table:table-cell table:formula="of:=ROUND([.D2];0)" office:value-type="float" office:value="4" calcext:value-type="float">
            <text:p>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3]+[.C2]" office:value-type="float" office:value="4" calcext:value-type="float">
            <text:p>4</text:p>
          </table:table-cell>
          <table:table-cell table:formula="of:=255*[.C3]/64" office:value-type="float" office:value="15.9375" calcext:value-type="float">
            <text:p>15.9375</text:p>
          </table:table-cell>
          <table:table-cell table:formula="of:=ROUND([.D3];0)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[.B4]+[.C3]" office:value-type="float" office:value="7" calcext:value-type="float">
            <text:p>7</text:p>
          </table:table-cell>
          <table:table-cell table:formula="of:=255*[.C4]/64" office:value-type="float" office:value="27.890625" calcext:value-type="float">
            <text:p>27.890625</text:p>
          </table:table-cell>
          <table:table-cell table:formula="of:=ROUND([.D4];0)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[.B5]+[.C4]" office:value-type="float" office:value="8" calcext:value-type="float">
            <text:p>8</text:p>
          </table:table-cell>
          <table:table-cell table:formula="of:=255*[.C5]/64" office:value-type="float" office:value="31.875" calcext:value-type="float">
            <text:p>31.875</text:p>
          </table:table-cell>
          <table:table-cell table:formula="of:=ROUND([.D5];0)" office:value-type="float" office:value="32" calcext:value-type="float">
            <text:p>3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B6]+[.C5]" office:value-type="float" office:value="9" calcext:value-type="float">
            <text:p>9</text:p>
          </table:table-cell>
          <table:table-cell table:formula="of:=255*[.C6]/64" office:value-type="float" office:value="35.859375" calcext:value-type="float">
            <text:p>35.859375</text:p>
          </table:table-cell>
          <table:table-cell table:formula="of:=ROUND([.D6];0)" office:value-type="float" office:value="36" calcext:value-type="float">
            <text:p>3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B7]+[.C6]" office:value-type="float" office:value="12" calcext:value-type="float">
            <text:p>12</text:p>
          </table:table-cell>
          <table:table-cell table:formula="of:=255*[.C7]/64" office:value-type="float" office:value="47.8125" calcext:value-type="float">
            <text:p>47.8125</text:p>
          </table:table-cell>
          <table:table-cell table:formula="of:=ROUND([.D7];0)" office:value-type="float" office:value="48" calcext:value-type="float">
            <text:p>4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B8]+[.C7]" office:value-type="float" office:value="14" calcext:value-type="float">
            <text:p>14</text:p>
          </table:table-cell>
          <table:table-cell table:formula="of:=255*[.C8]/64" office:value-type="float" office:value="55.78125" calcext:value-type="float">
            <text:p>55.78125</text:p>
          </table:table-cell>
          <table:table-cell table:formula="of:=ROUND([.D8];0)" office:value-type="float" office:value="56" calcext:value-type="float">
            <text:p>5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B9]+[.C8]" office:value-type="float" office:value="15" calcext:value-type="float">
            <text:p>15</text:p>
          </table:table-cell>
          <table:table-cell table:formula="of:=255*[.C9]/64" office:value-type="float" office:value="59.765625" calcext:value-type="float">
            <text:p>59.765625</text:p>
          </table:table-cell>
          <table:table-cell table:formula="of:=ROUND([.D9];0)" office:value-type="float" office:value="60" calcext:value-type="float">
            <text:p>6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B10]+[.C9]" office:value-type="float" office:value="17" calcext:value-type="float">
            <text:p>17</text:p>
          </table:table-cell>
          <table:table-cell table:formula="of:=255*[.C10]/64" office:value-type="float" office:value="67.734375" calcext:value-type="float">
            <text:p>67.734375</text:p>
          </table:table-cell>
          <table:table-cell table:formula="of:=ROUND([.D10];0)" office:value-type="float" office:value="68" calcext:value-type="float">
            <text:p>68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formula="of:=[.B11]+[.C10]" office:value-type="float" office:value="20" calcext:value-type="float">
            <text:p>20</text:p>
          </table:table-cell>
          <table:table-cell table:formula="of:=255*[.C11]/64" office:value-type="float" office:value="79.6875" calcext:value-type="float">
            <text:p>79.6875</text:p>
          </table:table-cell>
          <table:table-cell table:formula="of:=ROUND([.D11];0)" office:value-type="float" office:value="80" calcext:value-type="float">
            <text:p>8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[.B12]+[.C11]" office:value-type="float" office:value="22" calcext:value-type="float">
            <text:p>22</text:p>
          </table:table-cell>
          <table:table-cell table:formula="of:=255*[.C12]/64" office:value-type="float" office:value="87.65625" calcext:value-type="float">
            <text:p>87.65625</text:p>
          </table:table-cell>
          <table:table-cell table:formula="of:=ROUND([.D12];0)" office:value-type="float" office:value="88" calcext:value-type="float">
            <text:p>88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B13]+[.C12]" office:value-type="float" office:value="23" calcext:value-type="float">
            <text:p>23</text:p>
          </table:table-cell>
          <table:table-cell table:formula="of:=255*[.C13]/64" office:value-type="float" office:value="91.640625" calcext:value-type="float">
            <text:p>91.640625</text:p>
          </table:table-cell>
          <table:table-cell table:formula="of:=ROUND([.D13];0)" office:value-type="float" office:value="92" calcext:value-type="float">
            <text:p>92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[.B14]+[.C13]" office:value-type="float" office:value="24" calcext:value-type="float">
            <text:p>24</text:p>
          </table:table-cell>
          <table:table-cell table:formula="of:=255*[.C14]/64" office:value-type="float" office:value="95.625" calcext:value-type="float">
            <text:p>95.625</text:p>
          </table:table-cell>
          <table:table-cell table:formula="of:=ROUND([.D14];0)" office:value-type="float" office:value="96" calcext:value-type="float">
            <text:p>96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[.B15]+[.C14]" office:value-type="float" office:value="26" calcext:value-type="float">
            <text:p>26</text:p>
          </table:table-cell>
          <table:table-cell table:formula="of:=255*[.C15]/64" office:value-type="float" office:value="103.59375" calcext:value-type="float">
            <text:p>103.59375</text:p>
          </table:table-cell>
          <table:table-cell table:formula="of:=ROUND([.D15];0)"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[.B16]+[.C15]" office:value-type="float" office:value="27" calcext:value-type="float">
            <text:p>27</text:p>
          </table:table-cell>
          <table:table-cell table:formula="of:=255*[.C16]/64" office:value-type="float" office:value="107.578125" calcext:value-type="float">
            <text:p>107.578125</text:p>
          </table:table-cell>
          <table:table-cell table:formula="of:=ROUND([.D16];0)"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B17]+[.C16]" office:value-type="float" office:value="28" calcext:value-type="float">
            <text:p>28</text:p>
          </table:table-cell>
          <table:table-cell table:formula="of:=255*[.C17]/64" office:value-type="float" office:value="111.5625" calcext:value-type="float">
            <text:p>111.5625</text:p>
          </table:table-cell>
          <table:table-cell table:formula="of:=ROUND([.D17];0)"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[.B18]+[.C17]" office:value-type="float" office:value="29" calcext:value-type="float">
            <text:p>29</text:p>
          </table:table-cell>
          <table:table-cell table:formula="of:=255*[.C18]/64" office:value-type="float" office:value="115.546875" calcext:value-type="float">
            <text:p>115.546875</text:p>
          </table:table-cell>
          <table:table-cell table:formula="of:=ROUND([.D18];0)"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[.B19]+[.C18]" office:value-type="float" office:value="30" calcext:value-type="float">
            <text:p>30</text:p>
          </table:table-cell>
          <table:table-cell table:formula="of:=255*[.C19]/64" office:value-type="float" office:value="119.53125" calcext:value-type="float">
            <text:p>119.53125</text:p>
          </table:table-cell>
          <table:table-cell table:formula="of:=ROUND([.D19];0)"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[.B20]+[.C19]" office:value-type="float" office:value="32" calcext:value-type="float">
            <text:p>32</text:p>
          </table:table-cell>
          <table:table-cell table:formula="of:=255*[.C20]/64" office:value-type="float" office:value="127.5" calcext:value-type="float">
            <text:p>127.5</text:p>
          </table:table-cell>
          <table:table-cell table:formula="of:=ROUND([.D20];0)" office:value-type="float" office:value="128" calcext:value-type="float">
            <text:p>128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[.B21]+[.C20]" office:value-type="float" office:value="34" calcext:value-type="float">
            <text:p>34</text:p>
          </table:table-cell>
          <table:table-cell table:formula="of:=255*[.C21]/64" office:value-type="float" office:value="135.46875" calcext:value-type="float">
            <text:p>135.46875</text:p>
          </table:table-cell>
          <table:table-cell table:formula="of:=ROUND([.D21];0)" office:value-type="float" office:value="135" calcext:value-type="float">
            <text:p>135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[.B22]+[.C21]" office:value-type="float" office:value="35" calcext:value-type="float">
            <text:p>35</text:p>
          </table:table-cell>
          <table:table-cell table:formula="of:=255*[.C22]/64" office:value-type="float" office:value="139.453125" calcext:value-type="float">
            <text:p>139.453125</text:p>
          </table:table-cell>
          <table:table-cell table:formula="of:=ROUND([.D22];0)" office:value-type="float" office:value="139" calcext:value-type="float">
            <text:p>13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[.B23]+[.C22]" office:value-type="float" office:value="36" calcext:value-type="float">
            <text:p>36</text:p>
          </table:table-cell>
          <table:table-cell table:formula="of:=255*[.C23]/64" office:value-type="float" office:value="143.4375" calcext:value-type="float">
            <text:p>143.4375</text:p>
          </table:table-cell>
          <table:table-cell table:formula="of:=ROUND([.D23];0)" office:value-type="float" office:value="143" calcext:value-type="float">
            <text:p>143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B24]+[.C23]" office:value-type="float" office:value="37" calcext:value-type="float">
            <text:p>37</text:p>
          </table:table-cell>
          <table:table-cell table:formula="of:=255*[.C24]/64" office:value-type="float" office:value="147.421875" calcext:value-type="float">
            <text:p>147.421875</text:p>
          </table:table-cell>
          <table:table-cell table:formula="of:=ROUND([.D24];0)"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B25]+[.C24]" office:value-type="float" office:value="38" calcext:value-type="float">
            <text:p>38</text:p>
          </table:table-cell>
          <table:table-cell table:formula="of:=255*[.C25]/64" office:value-type="float" office:value="151.40625" calcext:value-type="float">
            <text:p>151.40625</text:p>
          </table:table-cell>
          <table:table-cell table:formula="of:=ROUND([.D25];0)" office:value-type="float" office:value="151" calcext:value-type="float">
            <text:p>15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B26]+[.C25]" office:value-type="float" office:value="39" calcext:value-type="float">
            <text:p>39</text:p>
          </table:table-cell>
          <table:table-cell table:formula="of:=255*[.C26]/64" office:value-type="float" office:value="155.390625" calcext:value-type="float">
            <text:p>155.390625</text:p>
          </table:table-cell>
          <table:table-cell table:formula="of:=ROUND([.D26];0)"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B27]+[.C26]" office:value-type="float" office:value="40" calcext:value-type="float">
            <text:p>40</text:p>
          </table:table-cell>
          <table:table-cell table:formula="of:=255*[.C27]/64" office:value-type="float" office:value="159.375" calcext:value-type="float">
            <text:p>159.375</text:p>
          </table:table-cell>
          <table:table-cell table:formula="of:=ROUND([.D27];0)"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[.B28]+[.C27]" office:value-type="float" office:value="43" calcext:value-type="float">
            <text:p>43</text:p>
          </table:table-cell>
          <table:table-cell table:formula="of:=255*[.C28]/64" office:value-type="float" office:value="171.328125" calcext:value-type="float">
            <text:p>171.328125</text:p>
          </table:table-cell>
          <table:table-cell table:formula="of:=ROUND([.D28];0)" office:value-type="float" office:value="171" calcext:value-type="float">
            <text:p>17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[.B29]+[.C28]" office:value-type="float" office:value="62" calcext:value-type="float">
            <text:p>62</text:p>
          </table:table-cell>
          <table:table-cell table:formula="of:=255*[.C29]/64" office:value-type="float" office:value="247.03125" calcext:value-type="float">
            <text:p>247.03125</text:p>
          </table:table-cell>
          <table:table-cell table:formula="of:=ROUND([.D29];0)" office:value-type="float" office:value="247" calcext:value-type="float">
            <text:p>24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B30]+[.C29]" office:value-type="float" office:value="63" calcext:value-type="float">
            <text:p>63</text:p>
          </table:table-cell>
          <table:table-cell table:formula="of:=255*[.C30]/64" office:value-type="float" office:value="251.015625" calcext:value-type="float">
            <text:p>251.015625</text:p>
          </table:table-cell>
          <table:table-cell table:formula="of:=ROUND([.D30];0)"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[.B31]+[.C30]" office:value-type="float" office:value="64" calcext:value-type="float">
            <text:p>64</text:p>
          </table:table-cell>
          <table:table-cell table:formula="of:=255*[.C31]/64" office:value-type="float" office:value="255" calcext:value-type="float">
            <text:p>255</text:p>
          </table:table-cell>
          <table:table-cell table:formula="of:=ROUND([.D31];0)"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7:09:16.203635034</meta:creation-date>
    <dc:date>2023-01-10T07:38:13.222749258</dc:date>
    <meta:editing-duration>PT18M45S</meta:editing-duration>
    <meta:editing-cycles>3</meta:editing-cycles>
    <meta:generator>LibreOffice/7.3.7.2$Linux_X86_64 LibreOffice_project/30$Build-2</meta:generator>
    <meta:document-statistic meta:table-count="1" meta:cell-count="155" meta:object-count="0"/>
  </office:meta>
</office:document-meta>
</file>